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3.229cm" table:align="center" style:writing-mode="lr-tb"/>
    </style:style>
    <style:style style:name="Tableau1.A" style:family="table-column">
      <style:table-column-properties style:column-width="5.906cm"/>
    </style:style>
    <style:style style:name="Tableau1.B" style:family="table-column">
      <style:table-column-properties style:column-width="7.324cm"/>
    </style:style>
    <style:style style:name="Tableau1.1" style:family="table-row">
      <style:table-row-properties style:min-row-height="0.9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935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officeooo:paragraph-rsid="001fc5f9" style:font-size-asian="11pt" style:font-weight-asian="bold" style:font-name-complex="Arial" style:font-weight-complex="bold"/>
    </style:style>
    <style:style style:name="P2" style:family="paragraph" style:parent-style-name="Standard">
      <style:text-properties style:font-name="Arial" fo:font-size="11pt" fo:font-weight="bold" officeooo:paragraph-rsid="001fc5f9" style:font-size-asian="11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officeooo:paragraph-rsid="001fc5f9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Arial" fo:font-size="11pt" fo:font-weight="normal" officeooo:paragraph-rsid="001fc5f9" style:font-size-asian="11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officeooo:paragraph-rsid="001fc5f9" style:font-size-asian="5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officeooo:paragraph-rsid="001fc5f9" style:font-size-asian="5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officeooo:paragraph-rsid="001fc5f9" style:font-size-asian="5pt" style:font-weight-asian="bold" style:font-name-complex="Arial" style:font-size-complex="5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fc5f9"/>
    </style:style>
    <style:style style:name="P9" style:family="paragraph" style:parent-style-name="Standard">
      <style:text-properties officeooo:paragraph-rsid="001fc5f9"/>
    </style:style>
    <style:style style:name="P10" style:family="paragraph" style:parent-style-name="Standard">
      <style:text-properties fo:font-weight="normal" officeooo:paragraph-rsid="001fc5f9" style:font-weight-asian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15.875cm"/>
        </style:tab-stops>
      </style:paragraph-properties>
      <style:text-properties style:font-name="Arial" fo:font-size="11pt" fo:font-weight="bold" officeooo:paragraph-rsid="0029c1be" style:font-size-asian="11pt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weight="bold" officeooo:paragraph-rsid="0029c1be" style:font-size-asian="11pt" style:font-weight-asian="bold" style:font-name-complex="Arial" style:font-weight-complex="bold"/>
    </style:style>
    <style:style style:name="P13" style:family="paragraph" style:parent-style-name="Standard" style:list-style-name="WW8Num1">
      <style:text-properties style:font-name="Arial" fo:font-size="11pt" fo:font-weight="bold" officeooo:paragraph-rsid="0029c1be" style:font-size-asian="11pt" style:font-weight-asian="bold" style:font-name-complex="Arial" style:font-weight-complex="bold"/>
    </style:style>
    <style:style style:name="P14" style:family="paragraph" style:parent-style-name="Standard">
      <style:text-properties style:font-name="Arial" fo:font-size="11pt" fo:font-weight="bold" officeooo:paragraph-rsid="0029c1be" style:font-size-asian="11pt" style:font-weight-asian="bold" style:font-name-complex="Arial" style:font-weight-complex="bold"/>
    </style:style>
    <style:style style:name="P15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9c1be" style:font-size-asian="11pt" style:font-weight-asian="bold" style:font-name-complex="Arial" style:font-weight-complex="bold"/>
    </style:style>
    <style:style style:name="P16" style:family="paragraph" style:parent-style-name="Standard" style:list-style-name="WW8Num1">
      <style:text-properties officeooo:paragraph-rsid="0029c1be"/>
    </style:style>
    <style:style style:name="P17" style:family="paragraph" style:parent-style-name="Standard">
      <style:text-properties officeooo:paragraph-rsid="0029c1be" style:font-name-asian="Arial Unicode MS"/>
    </style:style>
    <style:style style:name="P18" style:family="paragraph" style:parent-style-name="Standard">
      <style:text-properties officeooo:paragraph-rsid="0029c1be"/>
    </style:style>
    <style:style style:name="P19" style:family="paragraph" style:parent-style-name="Standard">
      <style:paragraph-properties fo:margin-left="9.991cm" fo:margin-right="0cm" fo:text-indent="0cm" style:auto-text-indent="false"/>
      <style:text-properties style:font-name="Arial" fo:font-size="11pt" fo:font-weight="bold" officeooo:paragraph-rsid="0029c1be" style:font-size-asian="11pt" style:font-weight-asian="bold" style:font-name-complex="Arial" style:font-weight-complex="bold"/>
    </style:style>
    <style:style style:name="P20" style:family="paragraph" style:parent-style-name="Standard">
      <style:paragraph-properties fo:margin-left="9.991cm" fo:margin-right="0cm" fo:text-indent="0cm" style:auto-text-indent="false"/>
      <style:text-properties officeooo:paragraph-rsid="0029c1be"/>
    </style:style>
    <style:style style:name="P21" style:family="paragraph" style:parent-style-name="Standard">
      <style:paragraph-properties fo:margin-left="8.742cm" fo:margin-right="0cm" fo:text-indent="1.249cm" style:auto-text-indent="false"/>
      <style:text-properties style:font-name="Arial" fo:font-size="11pt" fo:font-weight="bold" officeooo:paragraph-rsid="0029c1be" style:font-size-asian="11pt" style:font-weight-asian="bold" style:font-name-complex="Arial" style:font-weight-complex="bold"/>
    </style:style>
    <style:style style:name="P22" style:family="paragraph" style:parent-style-name="Heading_20_1">
      <style:text-properties officeooo:paragraph-rsid="001fc5f9"/>
    </style:style>
    <style:style style:name="P23" style:family="paragraph" style:parent-style-name="Heading_20_1">
      <style:text-properties officeooo:paragraph-rsid="0029c1be"/>
    </style:style>
    <style:style style:name="P24" style:family="paragraph" style:parent-style-name="Title" style:master-page-name="Standard">
      <style:paragraph-properties style:page-number="auto" fo:padding-left="0cm" fo:padding-right="0.141cm" fo:padding-top="0.247cm" fo:padding-bottom="0.247cm" fo:border="0.018cm solid #000000" style:shadow="#000000 0.159cm 0.159cm"/>
      <style:text-properties officeooo:paragraph-rsid="001fc5f9"/>
    </style:style>
    <style:style style:name="T1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Wingdings" fo:font-size="11pt" fo:font-weight="bold" style:font-size-asian="11pt" style:font-weight-asian="bold" style:font-weight-complex="bold"/>
    </style:style>
    <style:style style:name="T6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7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text-position="super 58%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11" style:family="text">
      <style:text-properties style:font-name="Arial" fo:font-size="11pt" fo:font-weight="bold" style:font-size-asian="11pt" style:font-weight-asian="bold" style:font-name-complex="Ari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tal"/>
        <text:user-field-decl office:value-type="string" office:string-value="" text:name="adresse_locaadr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adresse_codepos"/>
        <text:user-field-decl office:value-type="string" office:string-value="" text:name="foyer_sitfam"/>
        <text:user-field-decl office:value-type="string" office:string-value="" text:name="historiqueetatpe_inscritpe"/>
        <text:user-field-decl office:value-type="string" office:string-value="" text:name="orientstruct_date_valid"/>
        <text:user-field-decl office:value-type="string" office:string-value="" text:name="serviceinstructeur_lib_service"/>
      </text:user-field-decls>
      <text:p text:style-name="P24">FICHE SYNTHETIQUE</text:p>
      <text:p text:style-name="P2"/>
      <text:p text:style-name="P2"/>
      <text:p text:style-name="P2"/>
      <text:p text:style-name="P9"><text:span text:style-name="T1">Nom – Prénom :</text:span><text:span text:style-name="T4"> <text:s/></text:span><text:span text:style-name="T4"><text:user-field-get text:name="personne_qual"/></text:span><text:span text:style-name="T4"> </text:span><text:span text:style-name="T4"><text:user-field-get text:name="personne_nom"/></text:span><text:span text:style-name="T4"> </text:span><text:span text:style-name="T4"><text:user-field-get text:name="personne_prenom"/></text:span></text:p>
      <text:p text:style-name="P2"/>
      <text:p text:style-name="P2">Adresse : <text:tab/></text:p>
      <text:p text:style-name="P4"><text:user-field-get text:name="adresse_numvoie"/> <text:s/><text:user-field-get text:name="adresse_typevoie"/> <text:user-field-get text:name="adresse_nomvoie"/></text:p>
      <text:p text:style-name="P4"><text:user-field-get text:name="adresse_compladr"/></text:p>
      <text:p text:style-name="P10"><text:span text:style-name="T3"><text:user-field-get text:name="adresse_codepos"/></text:span><text:span text:style-name="T3"> </text:span><text:span text:style-name="T3"><text:user-field-get text:name="adresse_locaadr"/></text:span></text:p>
      <text:p text:style-name="P2"/>
      <text:p text:style-name="P2">Date de naissance :<text:span text:style-name="T9"> </text:span><text:span text:style-name="T9"><text:user-field-get text:name="personne_dtnai"/></text:span></text:p>
      <text:p text:style-name="P2"/>
      <text:p text:style-name="P2">Situation familiale :<text:span text:style-name="T9"> </text:span><text:span text:style-name="T9"><text:user-field-get text:name="foyer_sitfam"/></text:span></text:p>
      <text:p text:style-name="P2"/>
      <text:p text:style-name="P2">Inscrit au RSA depuis : </text:p>
      <text:p text:style-name="P2"/>
      <text:p text:style-name="P2">N° allocataire :<text:span text:style-name="T9"> </text:span><text:span text:style-name="T9"><text:user-field-get text:name="dossier_matricule"/></text:span></text:p>
      <text:p text:style-name="P2"/>
      <text:p text:style-name="P2">Service référent :<text:span text:style-name="T9"> </text:span><text:span text:style-name="T9"><text:user-field-get text:name="serviceinstructeur_lib_service"/></text:span></text:p>
      <text:p text:style-name="P2"/>
      <text:p text:style-name="P2">Date d’orientation :<text:span text:style-name="T9"> </text:span><text:span text:style-name="T9"><text:user-field-get text:name="orientstruct_date_valid"/></text:span></text:p>
      <text:p text:style-name="P2"/>
      <text:p text:style-name="P9"><text:span text:style-name="T1">Inscrit à Pôle Emploi :<text:tab/></text:span><text:span text:style-name="T4"><text:user-field-get text:name="historiqueetatpe_inscritpe"/></text:span></text:p>
      <text:p text:style-name="P2"/>
      <text:p text:style-name="P9"><text:span text:style-name="T1">Connu du service social :<text:tab/>OUI<text:tab/></text:span><text:span text:style-name="T5"></text:span><text:span text:style-name="T1"><text:tab/><text:tab/>NON<text:tab/></text:span><text:span text:style-name="T5"></text:span></text:p>
      <text:p text:style-name="P2"/>
      <text:p text:style-name="P9"><text:span text:style-name="T1">Relance suite à <text:tab/><text:tab/></text:span><text:span text:style-name="T5">o</text:span><text:span text:style-name="T1"> <text:s/>signalement CAF</text:span></text:p>
      <text:p text:style-name="P9"><text:span text:style-name="T1"><text:tab/><text:tab/><text:tab/><text:tab/></text:span><text:span text:style-name="T5">o</text:span><text:span text:style-name="T1"> <text:s/>signalement service de suivi</text:span></text:p>
      <text:p text:style-name="P9"><text:span text:style-name="T1"><text:tab/><text:tab/><text:tab/><text:tab/></text:span><text:span text:style-name="T5"></text:span><text:span text:style-name="T1"> <text:s/>référence RSA</text:span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  <text:p text:style-name="P1">Date de relance</text:p>
            <text:p text:style-name="P6"/>
          </table:table-cell>
          <table:table-cell table:style-name="Tableau1.B1" office:value-type="string">
            <text:p text:style-name="P5"/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5"/>
            <text:p text:style-name="P8"><text:span text:style-name="T1">1</text:span><text:span text:style-name="T6">ère</text:span><text:span text:style-name="T1"> Convocation EP</text:span></text:p>
            <text:p text:style-name="P7"/>
          </table:table-cell>
          <table:table-cell table:style-name="Tableau1.B1" office:value-type="string">
            <text:p text:style-name="P5"/>
            <text:p text:style-name="P3"/>
          </table:table-cell>
        </table:table-row>
        <table:table-row table:style-name="Tableau1.2">
          <table:table-cell table:style-name="Tableau1.A1" office:value-type="string">
            <text:p text:style-name="P5"/>
            <text:p text:style-name="P8"><text:span text:style-name="T2">2</text:span><text:span text:style-name="T7">ème</text:span><text:span text:style-name="T2"> Convocation EP</text:span></text:p>
          </table:table-cell>
          <table:table-cell table:style-name="Tableau1.B1" office:value-type="string">
            <text:p text:style-name="P5"/>
            <text:p text:style-name="P3"/>
          </table:table-cell>
        </table:table-row>
      </table:table>
      <text:p text:style-name="P9"/>
      <text:p text:style-name="P2"/>
      <text:p text:style-name="P2"/>
      <text:h text:style-name="P22" text:outline-level="1">COMPTE-RENDU DE LA SITUATION DE L’ALLOCATAIRE</text:h>
      <text:p text:style-name="P2"/>
      <text:p text:style-name="P9"><text:span text:style-name="T1">Relances effectuées par le service référent : <text:tab/>OUI<text:tab/></text:span><text:span text:style-name="T5"></text:span><text:span text:style-name="T1"><text:tab/><text:tab/>NON<text:tab/></text:span><text:span text:style-name="T5"></text:span><text:span text:style-name="T1"> </text:span></text:p>
      <text:p text:style-name="P2">Si oui, préciser les dates des courriers.</text:p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2"><text:soft-page-break/></text:p>
      <text:p text:style-name="P12">DOSSIER DE SUSPENSION POUR DEFAUT D’INSERTION</text:p>
      <text:p text:style-name="P14"/>
      <text:p text:style-name="P14"/>
      <text:p text:style-name="P18"><text:span text:style-name="T10">N° ALLOCATAIRE</text:span><text:span text:style-name="T1"> : </text:span></text:p>
      <text:p text:style-name="P14"/>
      <text:p text:style-name="P18"><text:span text:style-name="T10">1</text:span><text:span text:style-name="T8">er</text:span><text:span text:style-name="T10"> PASSAGE</text:span></text:p>
      <text:p text:style-name="P14"/>
      <text:p text:style-name="P18"><text:span text:style-name="T10">AVIS DE L’EQUIPE PLURIDISCIPLINAIRE</text:span><text:span text:style-name="T1"> - REUNION DU </text:span></text:p>
      <text:p text:style-name="P14"/>
      <text:list xml:id="list2085624476" text:style-name="WW8Num1">
        <text:list-item>
          <text:p text:style-name="P16"><text:span text:style-name="T1">Réduction de l’allocation RSA de 100 €</text:span></text:p>
        </text:list-item>
        <text:list-item>
          <text:p text:style-name="P13">Report de la décision pour complément d’informations</text:p>
        </text:list-item>
        <text:list-item>
          <text:p text:style-name="P13">Délai supplémentaire d’un mois pour contacter le service référent</text:p>
        </text:list-item>
        <text:list-item>
          <text:p text:style-name="P13">Maintien de l’allocation</text:p>
        </text:list-item>
      </text:list>
      <text:p text:style-name="P14"/>
      <text:p text:style-name="P14"/>
      <text:p text:style-name="P14"/>
      <text:p text:style-name="P14"/>
      <text:p text:style-name="P14"/>
      <text:p text:style-name="P19">Pour le Président du Conseil général</text:p>
      <text:p text:style-name="P19">et par délégation,</text:p>
      <text:p text:style-name="P20"><text:span text:style-name="T1">La Chef de Service adjointe de l’Insertion et de la Solidarité</text:span></text:p>
      <text:p text:style-name="P21">Flora Flamarion</text:p>
      <text:p text:style-name="P14"/>
      <text:p text:style-name="P14"/>
      <text:p text:style-name="P14"/>
      <text:p text:style-name="P14"/>
      <text:p text:style-name="P14"/>
      <text:h text:style-name="P23" text:outline-level="1">DECISION DU PRESIDENT DU CONSEIL GENERAL</text:h>
      <text:p text:style-name="P17"/>
      <text:list xml:id="list1920965557" text:continue-numbering="true" text:style-name="WW8Num1">
        <text:list-item>
          <text:p text:style-name="P16"><text:span text:style-name="T1">Réduction de l’allocation RSA de 100 €</text:span></text:p>
        </text:list-item>
        <text:list-item>
          <text:p text:style-name="P13">Report de la décision pour complément d’informations</text:p>
        </text:list-item>
        <text:list-item>
          <text:p text:style-name="P13">Délai supplémentaire d’un mois pour contacter le service référent</text:p>
        </text:list-item>
        <text:list-item>
          <text:p text:style-name="P16"><text:span text:style-name="T1">Maintien de l’allocation</text:span></text:p>
        </text:list-item>
      </text:list>
      <text:p text:style-name="P14"/>
      <text:p text:style-name="P14"/>
      <text:p text:style-name="P14"/>
      <text:p text:style-name="P14"/>
      <text:p text:style-name="P19">Fait à Bobigny, le</text:p>
      <text:p text:style-name="P19"/>
      <text:p text:style-name="P19"/>
      <text:p text:style-name="P19"/>
      <text:p text:style-name="P19"/>
      <text:p text:style-name="P19">Pour le Président du Conseil général</text:p>
      <text:p text:style-name="P19">et par délégation,</text:p>
      <text:p text:style-name="P19">Le Directeur Général Adjoint</text:p>
      <text:p text:style-name="P19">Etienne Champion</text:p>
      <text:p text:style-name="P14"/>
      <text:p text:style-name="P14"/>
      <text:p text:style-name="P14"/>
      <text:p text:style-name="P14"/>
      <text:p text:style-name="P14"/>
      <text:p text:style-name="P14">Courrier à l’allocataire le :</text:p>
      <text:p text:style-name="P14"/>
      <text:p text:style-name="P14">Courrier à la CAF le :</text:p>
      <text:p text:style-name="P14"><text:soft-page-break/></text:p>
      <text:p text:style-name="P11"><text:tab/>1/2</text:p>
      <text:p text:style-name="P12"/>
      <text:p text:style-name="P12">DOSSIER DE SUSPENSION POUR DEFAUT D’INSERTION</text:p>
      <text:p text:style-name="P14"/>
      <text:p text:style-name="P14"/>
      <text:p text:style-name="P18"><text:span text:style-name="T10">N° ALLOCATAIRE</text:span><text:span text:style-name="T1"> : </text:span></text:p>
      <text:p text:style-name="P14"/>
      <text:p text:style-name="P18"><text:span text:style-name="T10">2</text:span><text:span text:style-name="T8">ème</text:span><text:span text:style-name="T10"> PASSAGE</text:span></text:p>
      <text:p text:style-name="P15"/>
      <text:p text:style-name="P18"><text:span text:style-name="T10">AVIS DE L’EQUIPE PLURIDISCIPLINAIRE</text:span><text:span text:style-name="T1"> - REUNION DU </text:span></text:p>
      <text:p text:style-name="P14"/>
      <text:list xml:id="list1494421957" text:continue-numbering="true" text:style-name="WW8Num1">
        <text:list-item>
          <text:p text:style-name="P16"><text:span text:style-name="T1">Suspension totale de l’allocation RSA</text:span></text:p>
        </text:list-item>
        <text:list-item>
          <text:p text:style-name="P13">Suspension partielle de l’allocation RSA</text:p>
        </text:list-item>
        <text:list-item>
          <text:p text:style-name="P13">Maintien de l’allocation</text:p>
        </text:list-item>
      </text:list>
      <text:p text:style-name="P14"/>
      <text:p text:style-name="P14"/>
      <text:p text:style-name="P14"/>
      <text:p text:style-name="P14"/>
      <text:p text:style-name="P14"/>
      <text:p text:style-name="P19">Pour le Président du Conseil général</text:p>
      <text:p text:style-name="P19">et par délégation,</text:p>
      <text:p text:style-name="P19">La Chef de Service adjointe de l’Insertion et de la Solidarité</text:p>
      <text:p text:style-name="P21">Flora Flamarion</text:p>
      <text:p text:style-name="P14"/>
      <text:p text:style-name="P14"/>
      <text:p text:style-name="P14"/>
      <text:p text:style-name="P14"/>
      <text:p text:style-name="P14"/>
      <text:h text:style-name="P23" text:outline-level="1">DECISION DU PRESIDENT DU CONSEIL GENERAL</text:h>
      <text:p text:style-name="P17"/>
      <text:list xml:id="list657324187" text:continue-numbering="true" text:style-name="WW8Num1">
        <text:list-item>
          <text:p text:style-name="P16"><text:span text:style-name="T1">Suspension totale de l’allocation RSA</text:span></text:p>
        </text:list-item>
        <text:list-item>
          <text:p text:style-name="P13">Suspension partielle de l’allocation RSA</text:p>
        </text:list-item>
        <text:list-item>
          <text:p text:style-name="P13">Maintien de l’allocation</text:p>
        </text:list-item>
      </text:list>
      <text:p text:style-name="P14"/>
      <text:p text:style-name="P14"/>
      <text:p text:style-name="P14"/>
      <text:p text:style-name="P19">Fait à Bobigny, le</text:p>
      <text:p text:style-name="P19"/>
      <text:p text:style-name="P19"/>
      <text:p text:style-name="P19"/>
      <text:p text:style-name="P19"/>
      <text:p text:style-name="P19"/>
      <text:p text:style-name="P19">Pour le Président du Conseil général</text:p>
      <text:p text:style-name="P19">et par délégation,</text:p>
      <text:p text:style-name="P19">Le Directeur Général Adjoint</text:p>
      <text:p text:style-name="P19">Etienne Champion</text:p>
      <text:p text:style-name="P14"/>
      <text:p text:style-name="P14"/>
      <text:p text:style-name="P14"/>
      <text:p text:style-name="P14"/>
      <text:p text:style-name="P14">Courrier à l’allocataire le :</text:p>
      <text:p text:style-name="P14"/>
      <text:p text:style-name="P14">Courrier à la CAF le 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style:font-name-asian="Times New Roman" style:font-name-complex="Aria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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5-23T09:57:40</meta:creation-date>
    <dc:date>2011-05-23T16:03:34</dc:date>
    <dc:creator>aauzolat </dc:creator>
    <meta:editing-duration>PT00H05M54S</meta:editing-duration>
    <meta:editing-cycles>8</meta:editing-cycles>
    <meta:generator>OpenOffice.org/3.2$Linux OpenOffice.org_project/320m19$Build-9505</meta:generator>
    <meta:document-statistic meta:table-count="1" meta:image-count="0" meta:object-count="0" meta:page-count="3" meta:paragraph-count="70" meta:word-count="335" meta:character-count="2039"/>
  </office:meta>
</office:document-meta>
</file>